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3fdc03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7b2436" officeooo:paragraph-rsid="007b243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bold" officeooo:rsid="002bf1a0" officeooo:paragraph-rsid="002bf1a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bold" officeooo:rsid="007d161f" officeooo:paragraph-rsid="007d161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style:text-underline-style="none" fo:font-weight="normal" officeooo:rsid="002bf1a0" officeooo:paragraph-rsid="002bf1a0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officeooo:rsid="0056e0bb" officeooo:paragraph-rsid="0052625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7b2436" officeooo:paragraph-rsid="0052625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8d27df" officeooo:paragraph-rsid="008d27d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1" fo:font-weight="bold" officeooo:rsid="007b2436" officeooo:paragraph-rsid="0087baa5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7b2436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50c2b8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83ec40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2bf1a0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8d27df"/>
    </style:style>
    <style:style style:name="P15" style:family="paragraph" style:parent-style-name="Standard" style:list-style-name="L7">
      <style:paragraph-properties fo:text-align="start" style:justify-single-word="false"/>
      <style:text-properties officeooo:paragraph-rsid="008d27df"/>
    </style:style>
    <style:style style:name="P16" style:family="paragraph" style:parent-style-name="Standard">
      <style:paragraph-properties fo:text-align="start" style:justify-single-word="false"/>
      <style:text-properties officeooo:paragraph-rsid="00952bd7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7b2436" officeooo:paragraph-rsid="007b2436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50c2b8" officeooo:paragraph-rsid="0050c2b8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526257" officeooo:paragraph-rsid="00526257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1" fo:font-size="12pt" fo:font-weight="normal" officeooo:rsid="007b2436" officeooo:paragraph-rsid="0087baa5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7b2436" officeooo:paragraph-rsid="0087baa5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text-line-through-style="solid" style:text-line-through-type="single" style:font-name="DejaVu Sans Condensed1" fo:font-size="12pt" fo:font-weight="normal" officeooo:rsid="008a4d13" officeooo:paragraph-rsid="008a4d13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text-properties officeooo:paragraph-rsid="008d27df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8d27df" officeooo:paragraph-rsid="008d27df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952bd7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952bd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3b41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1" fo:font-size="12pt" style:text-underline-style="none" fo:font-weight="normal" officeooo:rsid="007a4d5b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style:text-underline-style="none" fo:font-weight="normal" officeooo:rsid="007b2436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style:text-underline-style="none" fo:font-weight="normal" officeooo:rsid="00526257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style:text-underline-style="none" fo:font-weight="normal" officeooo:rsid="0058674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style:text-underline-style="none" fo:font-weight="normal" officeooo:rsid="0050c2b8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style:text-underline-style="none" fo:font-weight="normal" officeooo:rsid="007cfa16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style:text-underline-style="none" fo:font-weight="normal" officeooo:rsid="00595d7f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style:text-underline-style="none" fo:font-weight="normal" officeooo:rsid="007f8cdc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style:text-underline-style="none" fo:font-weight="normal" officeooo:rsid="008127c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style:text-underline-style="none" fo:font-weight="normal" officeooo:rsid="0051972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style:text-underline-style="none" fo:font-weight="normal" officeooo:rsid="002bf1a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style:text-underline-style="none" fo:font-weight="normal" officeooo:rsid="0055ee4f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style:text-underline-style="none" fo:font-weight="normal" officeooo:rsid="005b5d08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style:text-underline-style="none" fo:font-weight="normal" officeooo:rsid="0083ec40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style:text-underline-style="none" fo:font-weight="normal" officeooo:rsid="0085960c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style:text-underline-style="none" fo:font-weight="normal" officeooo:rsid="008b4e6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style:text-underline-style="none" fo:font-weight="normal" officeooo:rsid="00935889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style:text-underline-style="none" fo:font-weight="bold" officeooo:rsid="007a4d5b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style:text-underline-style="none" fo:font-weight="bold" officeooo:rsid="007b2436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style:text-underline-style="none" fo:font-weight="bold" officeooo:rsid="00526257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style:text-underline-style="none" fo:font-weight="bold" officeooo:rsid="0058674f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style:text-underline-style="none" fo:font-weight="bold" officeooo:rsid="0050c2b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style:text-underline-style="none" fo:font-weight="bold" officeooo:rsid="0083ec40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style:text-underline-style="none" fo:font-weight="bold" officeooo:rsid="007cfa16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style:text-underline-style="none" fo:font-weight="bold" officeooo:rsid="0086fff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style:text-underline-style="none" fo:font-weight="bold" officeooo:rsid="00935889" style:font-size-asian="12pt" style:font-weight-asian="bold" style:font-size-complex="12pt" style:font-weight-complex="bold"/>
    </style:style>
    <style:style style:name="T29" style:family="text">
      <style:text-properties officeooo:rsid="0050c2b8"/>
    </style:style>
    <style:style style:name="T30" style:family="text">
      <style:text-properties officeooo:rsid="0059e37e"/>
    </style:style>
    <style:style style:name="T31" style:family="text">
      <style:text-properties officeooo:rsid="0071ee5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777fff" style:font-size-asian="12pt" style:font-size-complex="12pt"/>
    </style:style>
    <style:style style:name="T34" style:family="text">
      <style:text-properties style:font-name="DejaVu Sans Condensed1" fo:font-size="12pt" fo:font-weight="normal" officeooo:rsid="005a3b41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8d27df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7b2436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87baa5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8e8a31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bold" officeooo:rsid="007b2436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8d27df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6a599e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836c79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732bb7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944ec0" style:font-size-asian="12pt" style:font-weight-asian="bold" style:font-size-complex="12pt" style:font-weight-complex="bold"/>
    </style:style>
    <style:style style:name="T46" style:family="text">
      <style:text-properties officeooo:rsid="00871100"/>
    </style:style>
    <style:style style:name="T47" style:family="text">
      <style:text-properties fo:color="#c9211e" loext:opacity="100%" officeooo:rsid="00871100"/>
    </style:style>
    <style:style style:name="T48" style:family="text">
      <style:text-properties fo:color="#c9211e" loext:opacity="100%" style:font-name="DejaVu Sans Condensed" fo:font-weight="bold" officeooo:rsid="005a3b41" style:font-weight-asian="bold" style:font-weight-complex="bold"/>
    </style:style>
    <style:style style:name="T49" style:family="text">
      <style:text-properties fo:color="#c9211e" loext:opacity="100%" style:font-name="DejaVu Sans Condensed" officeooo:rsid="00871100"/>
    </style:style>
    <style:style style:name="T50" style:family="text">
      <style:text-properties officeooo:rsid="0087baa5"/>
    </style:style>
    <style:style style:name="T51" style:family="text">
      <style:text-properties officeooo:rsid="008d27df"/>
    </style:style>
    <style:style style:name="T52" style:family="text">
      <style:text-properties style:font-name="DejaVu Sans Condensed" fo:font-size="12pt" fo:font-weight="bold" officeooo:rsid="005a3b41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weight="normal" officeooo:rsid="005a3b41" style:font-size-asian="12pt" style:font-weight-asian="normal" style:font-size-complex="12pt" style:font-weight-complex="normal"/>
    </style:style>
    <style:style style:name="T54" style:family="text">
      <style:text-properties style:font-name="DejaVu Sans Condensed" fo:font-size="12pt" fo:font-weight="normal" officeooo:rsid="005b39aa" style:font-size-asian="12pt" style:font-weight-asian="normal" style:font-size-complex="12pt" style:font-weight-complex="normal"/>
    </style:style>
    <style:style style:name="T55" style:family="text">
      <style:text-properties style:font-name="DejaVu Sans Condensed" fo:font-size="12pt" fo:font-weight="normal" officeooo:rsid="008d27df" style:font-size-asian="12pt" style:font-weight-asian="normal" style:font-size-complex="12pt" style:font-weight-complex="normal"/>
    </style:style>
    <style:style style:name="T56" style:family="text">
      <style:text-properties officeooo:rsid="00908072"/>
    </style:style>
    <style:style style:name="T5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5">1<text:span text:style-name="T57">xx</text:span> - Controls</text:p>
          </table:table-cell>
          <table:table-cell table:style-name="Table1.B1" office:value-type="string">
            <text:p text:style-name="P26">2xx - Ground</text:p>
          </table:table-cell>
          <table:table-cell table:style-name="Table1.C1" office:value-type="string">
            <text:p text:style-name="P26">3xx - Flight</text:p>
          </table:table-cell>
          <table:table-cell table:style-name="Table1.B1" office:value-type="string">
            <text:p text:style-name="P26">4xx - A2A</text:p>
          </table:table-cell>
          <table:table-cell table:style-name="Table1.B1" office:value-type="string">
            <text:p text:style-name="P26">5xx - A2G</text:p>
          </table:table-cell>
          <table:table-cell table:style-name="Table1.F1" office:value-type="string">
            <text:p text:style-name="P26">6xx - Misc</text:p>
          </table:table-cell>
        </table:table-row>
      </table:table>
      <text:p text:style-name="P16"><text:span text:style-name="T41">3</text:span><text:span text:style-name="T42">0</text:span><text:span text:style-name="T45">2</text:span><text:span text:style-name="T43"> - </text:span><text:span text:style-name="T41">Flight - </text:span><text:span text:style-name="T43">Navigation</text:span><text:span text:style-name="T44">, Waypoints</text:span></text:p>
      <text:p text:style-name="P1"/>
      <text:p text:style-name="P4">General info</text:p>
      <text:list text:style-name="L1">
        <text:list-item>
          <text:p text:style-name="P10"><text:span text:style-name="T10">N</text:span><text:span text:style-name="T3">avigation </text:span><text:span text:style-name="T10">setup </text:span><text:span text:style-name="T3">is done on the </text:span><text:span text:style-name="T28">INS</text:span><text:span text:style-name="T3"> </text:span><text:span text:style-name="T19">(PCN) </text:span><text:span text:style-name="T3">panel (right console forward) </text:span><text:span text:style-name="T10">which controls the INS system</text:span><text:span text:style-name="T3">.</text:span></text:p>
        </text:list-item>
        <text:list-item>
          <text:p text:style-name="P10"><text:span text:style-name="T20">BUT</text:span><text:span text:style-name="T3">=Waypoint, </text:span><text:span text:style-name="T20">BAD</text:span><text:span text:style-name="T3">=Waypoint offset. <text:s/></text:span><text:span text:style-name="T10">Each waypoint can have one offset.</text:span></text:p>
        </text:list-item>
        <text:list-item>
          <text:p text:style-name="P10"><text:span text:style-name="T3">Can have up to 20 waypoints (</text:span><text:span text:style-name="T20">01</text:span><text:span text:style-name="T3">-</text:span><text:span text:style-name="T20">20</text:span><text:span text:style-name="T3">), waypoint </text:span><text:span text:style-name="T20">00</text:span><text:span text:style-name="T3"> is the plane's current position.</text:span></text:p>
        </text:list-item>
        <text:list-item>
          <text:p text:style-name="P10"><text:span text:style-name="T20">DEST</text:span><text:span text:style-name="T3">=currently active waypoint for navigation, </text:span><text:span text:style-name="T20">PREP</text:span><text:span text:style-name="T3">=waypoint selected for editing</text:span><text:span text:style-name="T4">.</text:span></text:p>
        </text:list-item>
        <text:list-item>
          <text:p text:style-name="P10"><text:span text:style-name="T28">INS</text:span><text:span text:style-name="T19"> (</text:span><text:span text:style-name="T4">PCN</text:span><text:span text:style-name="T19">)</text:span><text:span text:style-name="T4"> panel only ever shows data for </text:span><text:span text:style-name="T21">PREP</text:span><text:span text:style-name="T4"> waypoint. <text:s/></text:span><text:span text:style-name="T21">DEST</text:span><text:span text:style-name="T4"> waypoint information is in the HUD, HSI, etc, never on the </text:span><text:span text:style-name="T19">INS</text:span><text:span text:style-name="T4"> panel. <text:s/>You can have the same waypoint selected for both DEST and PREP.</text:span></text:p>
        </text:list-item>
        <text:list-item>
          <text:p text:style-name="P17">Shortcuts: Press <text:span text:style-name="T1">PREP</text:span> twice to edit current DEST waypoint. <text:s/>Press <text:span text:style-name="T1">DEST</text:span> twice to set current PREP waypoint as DEST.</text:p>
        </text:list-item>
        <text:list-item>
          <text:p text:style-name="P17">To cancel changes in <text:span text:style-name="T1">PREP</text:span>, press <text:span text:style-name="T1">PREP</text:span> again or <text:span text:style-name="T1">turn knob</text:span> to a different setting??</text:p>
        </text:list-item>
      </text:list>
      <text:p text:style-name="P2"/>
      <text:p text:style-name="P3">Navigation</text:p>
      <text:p text:style-name="P5"><text:span text:style-name="T31">Using </text:span>Waypoints</text:p>
      <text:list text:style-name="L2">
        <text:list-item>
          <text:p text:style-name="P11"><text:span text:style-name="T5">Press </text:span><text:span text:style-name="T22">INS Next </text:span><text:span text:style-name="T23">Waypoint</text:span><text:span text:style-name="T6"> </text:span><text:span text:style-name="T5">or </text:span><text:span text:style-name="T23">INS </text:span><text:span text:style-name="T22">Previous Waypoint</text:span><text:span text:style-name="T5"> </text:span><text:span text:style-name="T18">(+ and -) </text:span><text:span text:style-name="T5">button</text:span><text:span text:style-name="T6">s</text:span><text:span text:style-name="T5"> on </text:span><text:span text:style-name="T18">far </text:span><text:span text:style-name="T5">left side of instrument panel, or p</text:span><text:span text:style-name="T7">ress </text:span><text:span text:style-name="T24">DEST </text:span><text:span text:style-name="T22">button</text:span><text:span text:style-name="T5"> on </text:span><text:span text:style-name="T8">PCA</text:span><text:span text:style-name="T5"> panel (right console forward)</text:span><text:span text:style-name="T7">, then enter the 2-digit waypoint number</text:span><text:span text:style-name="T8">.</text:span></text:p>
        </text:list-item>
        <text:list-item>
          <text:p text:style-name="P12"><text:span text:style-name="T16">In </text:span><text:span text:style-name="T25">NAV </text:span><text:span text:style-name="T27">master </text:span><text:span text:style-name="T25">mode</text:span><text:span text:style-name="T16"> (</text:span><text:span text:style-name="T17">no weapons selected</text:span><text:span text:style-name="T16">), </text:span><text:span text:style-name="T7">HUD shows distance to waypoint and waypoint number, </text:span><text:span text:style-name="T5">and steering cue that looks like a </text:span><text:span text:style-name="T22">house</text:span><text:span text:style-name="T5"> or </text:span><text:span text:style-name="T22">upside down house</text:span><text:span text:style-name="T5"> (going toward or away from waypoint </text:span><text:span text:style-name="T6">respectively</text:span><text:span text:style-name="T5">)</text:span><text:span text:style-name="T7">. <text:s/></text:span><text:span text:style-name="T5">Triangle on heading tape is not waypoint heading, </text:span><text:span text:style-name="T9">but </text:span><text:span text:style-name="T8">yaw velocity vector.</text:span><text:span text:style-name="T16"> <text:s/></text:span><text:span text:style-name="T24">Cross</text:span><text:span text:style-name="T7"> showing </text:span><text:span text:style-name="T5">exact </text:span><text:span text:style-name="T7">waypoint location appears when within </text:span><text:span text:style-name="T24">10 nmi</text:span><text:span text:style-name="T7">.</text:span></text:p>
        </text:list-item>
        <text:list-item>
          <text:p text:style-name="P12"><text:span text:style-name="T26">H</text:span><text:span text:style-name="T25">SI compass</text:span><text:span text:style-name="T16"> also shows nav info when it's set to </text:span><text:span text:style-name="T25">NAV</text:span><text:span text:style-name="T16"> mode (knob on bottom right corner of HSI).</text:span></text:p>
        </text:list-item>
      </text:list>
      <text:p text:style-name="P5"><text:span text:style-name="T31">Using </text:span>TACAN - <text:span text:style-name="T29">panel is on right console middle</text:span></text:p>
      <text:list text:style-name="L3">
        <text:list-item>
          <text:p text:style-name="P18">Set channel with <text:span text:style-name="T1">knobs</text:span> and X/Y with <text:span text:style-name="T1">left knob outer ring</text:span>.</text:p>
        </text:list-item>
        <text:list-item>
          <text:p text:style-name="P18">Set <text:span text:style-name="T1">OFF</text:span>, <text:span text:style-name="T1">REC</text:span>, <text:span text:style-name="T1">T/R</text:span>, or <text:span text:style-name="T1">A/A</text:span> as needed with <text:span text:style-name="T1">right knob outer ring</text:span>.</text:p>
        </text:list-item>
        <text:list-item>
          <text:p text:style-name="P13"><text:span text:style-name="T7">Set </text:span><text:span text:style-name="T24">HSI</text:span><text:span text:style-name="T7"> compass to </text:span><text:span text:style-name="T24">TAC</text:span><text:span text:style-name="T7"> </text:span><text:span text:style-name="T5">with knob in lower right</text:span><text:span text:style-name="T7">. <text:s/></text:span><text:span text:style-name="T11">Double-line n</text:span><text:span text:style-name="T5">eedle shows direction, d</text:span><text:span text:style-name="T12">istance is shown in HSI compass window</text:span><text:span text:style-name="T13">. <text:s/></text:span><text:span text:style-name="T5">HUD steering cues </text:span><text:span text:style-name="T14">may </text:span><text:span text:style-name="T5">also appear?? </text:span><text:span text:style-name="T15">(maybe only in A/A mode??)</text:span></text:p>
        </text:list-item>
        <text:list-item>
          <text:p text:style-name="P19">To return to regular nav waypoints, set HSI <text:span text:style-name="T30">compass </text:span>back to <text:span text:style-name="T1">NAV</text:span>.</text:p>
        </text:list-item>
      </text:list>
      <text:p text:style-name="P6"/>
      <text:p text:style-name="P9"><text:span text:style-name="T33">C</text:span><text:span text:style-name="T32">reating/Editing waypoints</text:span></text:p>
      <text:list xml:id="list234616604" text:style-name="L4">
        <text:list-item>
          <text:p text:style-name="P20">Press <text:span text:style-name="T1">PREP</text:span> button, enter waypoint <text:span text:style-name="T46">number </text:span>to create or edit on keypad. (If creating new waypoint, must be first in sequence after existing waypoints??)</text:p>
        </text:list-item>
        <text:list-item>
          <text:p text:style-name="P20">Turn knob to <text:span text:style-name="T1">L/G</text:span> (Latitude/Longitude) position.<text:span text:style-name="T46"> <text:s/></text:span><text:span text:style-name="T47">NOTE: NOT </text:span><text:span text:style-name="T48">ΔL/ΔG</text:span><text:span text:style-name="T49">.</text:span></text:p>
        </text:list-item>
      </text:list>
      <text:list text:style-name="L5">
        <text:list-item>
          <text:list>
            <text:list-item>
              <text:p text:style-name="P22">NOTE Only the first 5 numbers are shown in the display but you can enter up to 3 digits after the decimal point??<text:span text:style-name="T56"> (pretty sure this is not true, but need to verify)</text:span></text:p>
            </text:list-item>
          </text:list>
        </text:list-item>
      </text:list>
      <text:list xml:id="list144404634622300" text:continue-list="list234616604" text:style-name="L4">
        <text:list-item>
          <text:list>
            <text:list-item>
              <text:p text:style-name="P20">Press <text:span text:style-name="T1">1 or 7</text:span> to select the left numbers<text:span text:style-name="T51"> (latitude)</text:span>, then <text:span text:style-name="T1">2 (N)</text:span> or <text:span text:style-name="T1">8 (S)</text:span>, then latitude in DDMM.MMM format. <text:s/>Press <text:span text:style-name="T1">INS</text:span> to save, or <text:span text:style-name="T1">EFF</text:span> to cancel.</text:p>
            </text:list-item>
            <text:list-item>
              <text:p text:style-name="P20">Press <text:span text:style-name="T1">3 or 9</text:span> to select the right numbers<text:span text:style-name="T51"> (longitude</text:span>, then <text:span text:style-name="T1">4 (E)</text:span> or <text:span text:style-name="T1">6 (W)</text:span>, then longitude in DDDMM.MMM format. <text:s/>Press <text:span text:style-name="T1">INS</text:span> to save, or <text:span text:style-name="T1">EFF</text:span> to cancel.</text:p>
            </text:list-item>
          </text:list>
        </text:list-item>
        <text:list-item>
          <text:p text:style-name="P20">Turn knob to <text:span text:style-name="T1">ALT</text:span> (Altitude) position.</text:p>
          <text:list>
            <text:list-item>
              <text:p text:style-name="P21">Press <text:span text:style-name="T1">1 or 7</text:span> for <text:span text:style-name="T50">left numbers</text:span><text:span text:style-name="T51"> (feet</text:span><text:span text:style-name="T50">)</text:span>, or <text:span text:style-name="T1">3 or 9</text:span> for <text:span text:style-name="T51">right numbers (</text:span>meters<text:span text:style-name="T50">)</text:span>, then <text:span text:style-name="T1">1 or 3</text:span> for positive altitude or <text:span text:style-name="T1">7 or 9</text:span> for negative altitude, then enter altitude (up to 5 digits). <text:s/>Press <text:span text:style-name="T1">INS</text:span> to save, or <text:span text:style-name="T1">EFF</text:span> to cancel.</text:p>
            </text:list-item>
          </text:list>
        </text:list-item>
      </text:list>
      <text:p text:style-name="P7"/>
      <text:p text:style-name="P8">Adding a waypoint offset</text:p>
      <text:list text:style-name="L6">
        <text:list-item>
          <text:p text:style-name="P14"><text:span text:style-name="T35">For </text:span><text:span text:style-name="T40">pre-planned</text:span><text:span text:style-name="T35"> (not visually designated) </text:span><text:span text:style-name="T40">CCRP bombing</text:span><text:span text:style-name="T35"> (e.g. </text:span><text:span text:style-name="T40">toss bombing</text:span><text:span text:style-name="T35">), you </text:span><text:span text:style-name="T40">MUST</text:span><text:span text:style-name="T35"> have a waypoint as the IP with an offset on that waypoint </text:span><text:span text:style-name="T38">to</text:span><text:span text:style-name="T35"> the actual target. <text:s/>The IP waypoint should be close to the target and be visually distinctive so you can do a nav fix immediately before attacking the target.</text:span></text:p>
        </text:list-item>
      </text:list>
      <text:list text:style-name="L7">
        <text:list-item>
          <text:list>
            <text:list-item>
              <text:p text:style-name="P15"><text:span text:style-name="T34">Press PREP and enter the waypoint number you're creating the offset</text:span><text:span text:style-name="T35"> (BAD) </text:span><text:span text:style-name="T34">for.</text:span></text:p>
            </text:list-item>
            <text:list-item>
              <text:p text:style-name="P15"><text:span text:style-name="T34">Turn the knob to </text:span><text:span text:style-name="T52">ΔL/ΔG</text:span><text:span text:style-name="T53"> (</text:span><text:span text:style-name="T55">X/Y difference</text:span><text:span text:style-name="T53"> </text:span><text:span text:style-name="T54">in meters</text:span><text:span text:style-name="T53">) or ρ/θ (rho/theta, range</text:span><text:span text:style-name="T55"> nmi/</text:span><text:span text:style-name="T53">bearing</text:span><text:span text:style-name="T55">):</text:span></text:p>
              <text:list>
                <text:list-item>
                  <text:p text:style-name="P23"><text:span text:style-name="T36">Press </text:span><text:span text:style-name="T39">1 or 7</text:span><text:span text:style-name="T36"> to select the left numbers</text:span><text:span text:style-name="T35"> (north/south offset)</text:span><text:span text:style-name="T36">, then </text:span><text:span text:style-name="T39">2 (N)</text:span><text:span text:style-name="T36"> or </text:span><text:span text:style-name="T39">8 (S)</text:span><text:span text:style-name="T36">, then </text:span><text:span text:style-name="T35">offset in meters</text:span><text:span text:style-name="T36">. <text:s/>Press </text:span><text:span text:style-name="T39">INS</text:span><text:span text:style-name="T36"> to save, or </text:span><text:span text:style-name="T39">EFF</text:span><text:span text:style-name="T36"> to cancel.</text:span></text:p>
                </text:list-item>
                <text:list-item>
                  <text:p text:style-name="P15"><text:span text:style-name="T36">Press </text:span><text:span text:style-name="T39">3 or 9</text:span><text:span text:style-name="T36"> to select the right numbers</text:span><text:span text:style-name="T35"> (east/west offset)</text:span><text:span text:style-name="T36">, then </text:span><text:span text:style-name="T39">4 (E)</text:span><text:span text:style-name="T36"> or </text:span><text:span text:style-name="T39">6 (W)</text:span><text:span text:style-name="T36">, then </text:span><text:span text:style-name="T35">offset</text:span><text:span text:style-name="T36"> in</text:span><text:span text:style-name="T35"> meters</text:span><text:span text:style-name="T36">. <text:s/>Press </text:span><text:span text:style-name="T39">INS</text:span><text:span text:style-name="T36"> to save, or </text:span><text:span text:style-name="T39">EFF</text:span><text:span text:style-name="T36"> to cancel.</text:span></text:p>
                </text:list-item>
              </text:list>
            </text:list-item>
            <text:list-item>
              <text:p text:style-name="P24">Turn the knob to <text:span text:style-name="T2">Δ</text:span><text:span text:style-name="T1">ALT</text:span> (height difference in ft or m):</text:p>
              <text:list>
                <text:list-item>
                  <text:p text:style-name="P15"><text:span text:style-name="T36">Press </text:span><text:span text:style-name="T39">1 or 7</text:span><text:span text:style-name="T36"> for </text:span><text:span text:style-name="T37">left numbers</text:span><text:span text:style-name="T35"> (feet)</text:span><text:span text:style-name="T36">, or </text:span><text:span text:style-name="T39">3 or 9</text:span><text:span text:style-name="T36"> for </text:span><text:span text:style-name="T35">right numbers (</text:span><text:span text:style-name="T36">meters</text:span><text:span text:style-name="T37">)</text:span><text:span text:style-name="T36">, then </text:span><text:span text:style-name="T39">1 or 3</text:span><text:span text:style-name="T36"> for positive </text:span><text:span text:style-name="T35">offset</text:span><text:span text:style-name="T36"> or </text:span><text:span text:style-name="T39">7 or 9</text:span><text:span text:style-name="T36"> for negative </text:span><text:span text:style-name="T35">offset</text:span><text:span text:style-name="T36">, then enter </text:span><text:span text:style-name="T35">altitude offset</text:span><text:span text:style-name="T36"> (up to 5 digits). <text:s/>Press </text:span><text:span text:style-name="T39">INS</text:span><text:span text:style-name="T36"> to save, or </text:span><text:span text:style-name="T39">EFF</text:span><text:span text:style-name="T36"> to cancel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4:02.845000000</dc:date>
    <meta:editing-duration>P1DT8H34M19S</meta:editing-duration>
    <meta:editing-cycles>10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1" meta:word-count="739" meta:character-count="3983" meta:non-whitespace-character-count="3297"/>
  </office:meta>
</office:document-meta>
</file>